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6.83cm" svg:y="7.778cm">
            <draw:object draw:notify-on-update-of-ranges="Arkusz1.C10:Arkusz1.C14 Arkusz1.F10:Arkusz1.F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923cm" svg:y="7.936cm">
            <draw:object draw:notify-on-update-of-ranges="Arkusz1.C10:Arkusz1.C14 Arkusz1.I10:Arkusz1.I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me [s]</text:p>
          </table:table-cell>
          <table:table-cell office:value-type="string" calcext:value-type="string">
            <text:p>server writes</text:p>
          </table:table-cell>
          <table:table-cell office:value-type="string" calcext:value-type="string">
            <text:p>client writes</text:p>
          </table:table-cell>
          <table:table-cell office:value-type="string" calcext:value-type="string">
            <text:p>różnica</text:p>
          </table:table-cell>
          <table:table-cell office:value-type="string" calcext:value-type="string">
            <text:p>% straconych</text:p>
          </table:table-cell>
          <table:table-cell/>
          <table:table-cell office:value-type="string" calcext:value-type="string">
            <text:p>ilosc zapisow na sekund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formula="of:=[.E10]-[.D10]" office:value-type="float" office:value="4" calcext:value-type="float">
            <text:p>4</text:p>
          </table:table-cell>
          <table:table-cell table:formula="of:=([.F10] * 100) / [.E10]" office:value-type="float" office:value="4.12371134020619" calcext:value-type="float">
            <text:p>4,1237113402</text:p>
          </table:table-cell>
          <table:table-cell/>
          <table:table-cell table:formula="of:=[.D10]/[.C10]" office:value-type="float" office:value="23.25" calcext:value-type="float">
            <text:p>23,2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36" calcext:value-type="float">
            <text:p>1836</text:p>
          </table:table-cell>
          <table:table-cell office:value-type="float" office:value="1839" calcext:value-type="float">
            <text:p>1839</text:p>
          </table:table-cell>
          <table:table-cell table:formula="of:=[.E11]-[.D11]" office:value-type="float" office:value="3" calcext:value-type="float">
            <text:p>3</text:p>
          </table:table-cell>
          <table:table-cell table:formula="of:=([.F11] * 100) / [.E11]" office:value-type="float" office:value="0.163132137030995" calcext:value-type="float">
            <text:p>0,163132137</text:p>
          </table:table-cell>
          <table:table-cell/>
          <table:table-cell table:formula="of:=[.D11]/[.C11]" office:value-type="float" office:value="61.2" calcext:value-type="float">
            <text:p>61,2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4003" calcext:value-type="float">
            <text:p>4003</text:p>
          </table:table-cell>
          <table:table-cell table:formula="of:=[.E12]-[.D12]" office:value-type="float" office:value="3" calcext:value-type="float">
            <text:p>3</text:p>
          </table:table-cell>
          <table:table-cell table:formula="of:=([.F12] * 100) / [.E12]" office:value-type="float" office:value="0.0749437921558831" calcext:value-type="float">
            <text:p>0,0749437922</text:p>
          </table:table-cell>
          <table:table-cell/>
          <table:table-cell table:formula="of:=[.D12]/[.C12]" office:value-type="float" office:value="66.6666666666667" calcext:value-type="float">
            <text:p>66,6666666667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010" calcext:value-type="float">
            <text:p>8010</text:p>
          </table:table-cell>
          <table:table-cell office:value-type="float" office:value="8013" calcext:value-type="float">
            <text:p>8013</text:p>
          </table:table-cell>
          <table:table-cell table:formula="of:=[.E13]-[.D13]" office:value-type="float" office:value="3" calcext:value-type="float">
            <text:p>3</text:p>
          </table:table-cell>
          <table:table-cell table:formula="of:=([.F13] * 100) / [.E13]" office:value-type="float" office:value="0.0374391613627855" calcext:value-type="float">
            <text:p>0,0374391614</text:p>
          </table:table-cell>
          <table:table-cell/>
          <table:table-cell table:formula="of:=[.D13]/[.C13]" office:value-type="float" office:value="66.75" calcext:value-type="float">
            <text:p>66,75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5488" calcext:value-type="float">
            <text:p>15488</text:p>
          </table:table-cell>
          <table:table-cell office:value-type="float" office:value="15493" calcext:value-type="float">
            <text:p>15493</text:p>
          </table:table-cell>
          <table:table-cell table:formula="of:=[.E14]-[.D14]" office:value-type="float" office:value="5" calcext:value-type="float">
            <text:p>5</text:p>
          </table:table-cell>
          <table:table-cell table:formula="of:=([.F14] * 100) / [.E14]" office:value-type="float" office:value="0.0322726392564384" calcext:value-type="float">
            <text:p>0,0322726393</text:p>
          </table:table-cell>
          <table:table-cell/>
          <table:table-cell table:formula="of:=[.D14]/[.C14]" office:value-type="float" office:value="64.5333333333333" calcext:value-type="float">
            <text:p>64,5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Cebula</meta:initial-creator>
    <meta:creation-date>2015-12-05T21:56:14.280270028</meta:creation-date>
    <dc:date>2015-12-05T22:13:26.982203166</dc:date>
    <dc:creator>Robert Cebula</dc:creator>
    <meta:editing-duration>PT2M2S</meta:editing-duration>
    <meta:editing-cycles>1</meta:editing-cycles>
    <meta:document-statistic meta:table-count="1" meta:cell-count="36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C10:Arkusz1.C14 Arkusz1.F10:Arkusz1.F14" svg:x="1.331cm" svg:y="0.18cm" svg:width="14.349cm" svg:height="7.659cm">
          <chartooo:coordinate-region svg:x="1.767cm" svg:y="0.379cm" svg:width="13.633cm" svg:height="6.813cm"/>
          <chart:axis chart:dimension="x" chart:name="primary-x" chart:style-name="ch3">
            <chart:title svg:x="7.919cm" svg:y="8.019cm" chart:style-name="ch4">
              <text:p>czas [s]</text:p>
            </chart:title>
          </chart:axis>
          <chart:axis chart:dimension="y" chart:name="primary-y" chart:style-name="ch3">
            <chart:title svg:x="0.451cm" svg:y="5.905cm" chart:style-name="ch5">
              <text:p>ilość straconych pakietów</text:p>
            </chart:title>
            <chart:grid chart:style-name="ch6" chart:class="major"/>
          </chart:axis>
          <chart:series chart:style-name="ch7" chart:values-cell-range-address="Arkusz1.F10:Arkusz1.F14" chart:class="chart:scatter">
            <chart:domain table:cell-range-address="Arkusz1.C10:Arkusz1.C14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Arkusz1.C10:Arkusz1.C14</svg:desc>
                </draw:g>
              </table:table-cell>
              <table:table-cell office:value-type="float" office:value="4">
                <text:p>4</text:p>
                <draw:g>
                  <svg:desc>Arkusz1.F10:Arkusz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C10:Arkusz1.C14 Arkusz1.I10:Arkusz1.I14" svg:x="1.331cm" svg:y="0.18cm" svg:width="14.349cm" svg:height="7.659cm">
          <chartooo:coordinate-region svg:x="1.952cm" svg:y="0.379cm" svg:width="13.448cm" svg:height="6.813cm"/>
          <chart:axis chart:dimension="x" chart:name="primary-x" chart:style-name="ch3">
            <chart:title svg:x="7.919cm" svg:y="8.019cm" chart:style-name="ch4">
              <text:p>czas [s]</text:p>
            </chart:title>
          </chart:axis>
          <chart:axis chart:dimension="y" chart:name="primary-y" chart:style-name="ch3">
            <chart:title svg:x="0.451cm" svg:y="6.765cm" chart:style-name="ch5">
              <text:p>ilość wysłanych pakietów na sekundę</text:p>
            </chart:title>
            <chart:grid chart:style-name="ch6" chart:class="major"/>
          </chart:axis>
          <chart:series chart:style-name="ch7" chart:values-cell-range-address="Arkusz1.I10:Arkusz1.I14" chart:class="chart:scatter">
            <chart:domain table:cell-range-address="Arkusz1.C10:Arkusz1.C14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Arkusz1.C10:Arkusz1.C14</svg:desc>
                </draw:g>
              </table:table-cell>
              <table:table-cell office:value-type="float" office:value="23.25">
                <text:p>23.25</text:p>
                <draw:g>
                  <svg:desc>Arkusz1.I10:Arkusz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64.5333333333333">
                <text:p>64.5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